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</style:style>
    <style:style style:name="P2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/>
    </style:style>
    <style:style style:name="P3" style:family="paragraph" style:parent-style-name="Standard">
      <style:paragraph-properties fo:line-height="115%" fo:break-before="auto" fo:break-after="auto"/>
    </style:style>
    <style:style style:name="P4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/>
    </style:style>
    <style:style style:name="P6" style:family="paragraph" style:parent-style-name="Standard">
      <style:paragraph-properties fo:line-height="115%" fo:break-before="auto" fo:break-after="auto"/>
      <style:text-properties style:text-position="0% 100%" fo:font-weight="bold" style:font-weight-asian="bold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/>
      <style:text-properties style:text-position="0% 100%" fo:font-weight="bold" style:font-weight-asian="bold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weight="bold" style:font-weight-asian="bold"/>
    </style:style>
    <style:style style:name="P10" style:family="paragraph" style:parent-style-name="Heading_20_4" style:master-page-name="Standard">
      <style:paragraph-properties fo:margin-left="-0.533cm" fo:margin-right="3.124cm" fo:margin-top="0cm" fo:margin-bottom="0cm" style:contextual-spacing="false" fo:line-height="115%" fo:orphans="0" fo:widows="0" fo:text-indent="0cm" style:auto-text-indent="false" style:page-number="1" fo:break-before="auto" fo:break-after="auto"/>
    </style:style>
    <style:style style:name="P11" style:family="paragraph" style:parent-style-name="Standard" style:list-style-name="WWNum2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</style:style>
    <style:style style:name="P12" style:family="paragraph" style:parent-style-name="Standard" style:list-style-name="WWNum3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  <style:text-properties officeooo:paragraph-rsid="001037eb"/>
    </style:style>
    <style:style style:name="P13" style:family="paragraph" style:parent-style-name="Standard" style:list-style-name="WWNum3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</style:style>
    <style:style style:name="P14" style:family="paragraph" style:parent-style-name="Standard" style:list-style-name="WWNum4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</style:style>
    <style:style style:name="P15" style:family="paragraph" style:parent-style-name="Standard" style:list-style-name="WWNum1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</style:style>
    <style:style style:name="P16" style:family="paragraph" style:parent-style-name="Standard" style:list-style-name="WWNum2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  <style:text-properties style:text-position="0% 100%"/>
    </style:style>
    <style:style style:name="P17" style:family="paragraph" style:parent-style-name="Standard" style:list-style-name="WWNum3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  <style:text-properties style:text-position="0% 100%"/>
    </style:style>
    <style:style style:name="P18" style:family="paragraph" style:parent-style-name="Standard" style:list-style-name="WWNum1">
      <style:paragraph-properties fo:margin-left="1.27cm" fo:margin-right="0cm" fo:margin-top="0.353cm" fo:margin-bottom="0cm" style:contextual-spacing="false" fo:line-height="115%" fo:text-align="justify" style:justify-single-word="false" fo:text-indent="-0.635cm" style:auto-text-indent="false" fo:break-before="auto" fo:break-after="auto"/>
      <style:text-properties style:text-position="0% 100%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228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l59fbfnz7rtt"/>Trabajo Práctico N° 0: Inicial</text:p>
      <text:p text:style-name="P3"/>
      <text:p text:style-name="P3"/>
      <text:p text:style-name="P6">Problemas Secuenciales </text:p>
      <text:list xml:id="list290631026" text:style-name="WWNum2">
        <text:list-item>
          <text:p text:style-name="P11"><text:span text:style-name="T1">Suponga que un individuo desea invertir su capital en un banco y desea saber cuánto dinero </text:span>ganará<text:span text:style-name="T1"> después de un mes si el banco paga a razón de 2% mensual. </text:span></text:p>
        </text:list-item>
        <text:list-item>
          <text:p text:style-name="P16">Una tienda ofrece un descuento del 15% sobre el total de la compra y un cliente desea saber cuánto deberá pagar finalmente por su compra. </text:p>
        </text:list-item>
        <text:list-item>
          <text:p text:style-name="P11"><text:span text:style-name="T1">Un maestro desea saber qu</text:span>é<text:span text:style-name="T1"> porcentaje de hombres y que porcentaje de mujeres hay en un grupo de estudiantes. </text:span></text:p>
        </text:list-item>
      </text:list>
      <text:p text:style-name="P5"/>
      <text:p text:style-name="P5"/>
      <text:p text:style-name="P6">Problemas Condicionales Selectivos Simples </text:p>
      <text:list xml:id="list2064361569" text:style-name="WWNum3">
        <text:list-item>
          <text:p text:style-name="P17">Determinar si un alumno aprueba <text:span text:style-name="T4">o</text:span> reprueba un curso, sabiendo que aprobara si su promedio de tres calificaciones es mayor o igual a 7; reprueba en caso contrario. </text:p>
        </text:list-item>
        <text:list-item>
          <text:p text:style-name="P12"><text:span text:style-name="T1">En un almacén se hace un 20% de descuento a los clientes cuya compra supere los $</text:span>5<text:span text:style-name="T1">000 ¿Cuál será la cantidad que pagara una persona por su compra?</text:span><text:span text:style-name="T2">Problemas Secuenciales </text:span><text:span text:style-name="T1"><text:s/></text:span></text:p>
        </text:list-item>
        <text:list-item>
          <text:p text:style-name="P13"><text:span text:style-name="T1">Un obrero necesita calcular su salario semanal, el cual se obtiene de la sig. manera: Si trabaja 40 horas o menos se le paga $</text:span>300<text:span text:style-name="T1"> por hora Si trabaja m</text:span>á<text:span text:style-name="T1">s de 40 horas se le paga $</text:span>300<text:span text:style-name="T1"> por cada una de las primeras 40 horas y $</text:span>400<text:span text:style-name="T1"> por cada hora extra. </text:span></text:p>
        </text:list-item>
        <text:list-item>
          <text:p text:style-name="P17">Desarrolle un algoritmo que lea dos números y los imprima en forma ascendente </text:p>
        </text:list-item>
        <text:list-item>
          <text:p text:style-name="P13"><text:span text:style-name="T1">Hacer un algoritmo que calcule el total a pagar por la compra de camisas. Si se compran tres camisas o m</text:span>á<text:span text:style-name="T1">s se aplica un descuento del 20% sobre el total de la compra y si son menos de tres camisas un descuento del 10% </text:span></text:p>
        </text:list-item>
      </text:list>
      <text:p text:style-name="P4"/>
      <text:p text:style-name="P4"/>
      <text:p text:style-name="P3"><text:span text:style-name="T3">Problemas Condicionales </text:span><text:span text:style-name="T2">Selectivos Compuestos (si anidados o en cascada) </text:span></text:p>
      <text:list xml:id="list375165300" text:style-name="WWNum4">
        <text:list-item>
          <text:p text:style-name="P14">L<text:span text:style-name="T1">eer 2 números; si son iguales que los multiplique, si el primero es mayor que el segundo que los reste y si no que los sume. </text:span></text:p>
        </text:list-item>
        <text:list-item>
          <text:p text:style-name="P14"><text:span text:style-name="T1">Leer tres números diferentes e imprimir el n</text:span>ú<text:span text:style-name="T1">mero mayor de los tres. </text:span></text:p>
        </text:list-item>
      </text:list>
      <text:p text:style-name="P8"/>
      <text:p text:style-name="P8"/>
      <text:p text:style-name="P8"/>
      <text:p text:style-name="P9"/>
      <text:p text:style-name="P9"/>
      <text:p text:style-name="P9"/>
      <text:p text:style-name="P9"><text:soft-page-break/></text:p>
      <text:p text:style-name="P9"/>
      <text:p text:style-name="P8"/>
      <text:p text:style-name="P8"/>
      <text:p text:style-name="P8"/>
      <text:p text:style-name="P7">Problemas con repeticiones </text:p>
      <text:list xml:id="list1717609905" text:style-name="WWNum1">
        <text:list-item>
          <text:p text:style-name="P15"><text:span text:style-name="T1">Calcular el promedio de un alumno que tiene 7 calificaciones en la materia de </text:span>Programación 1<text:span text:style-name="T1"> </text:span></text:p>
        </text:list-item>
        <text:list-item>
          <text:p text:style-name="P18">Leer 10 números y obtener su cubo y su cuarta. </text:p>
        </text:list-item>
        <text:list-item>
          <text:p text:style-name="P18">Leer 10 números e imprimir solamente los números positivos </text:p>
        </text:list-item>
        <text:list-item>
          <text:p text:style-name="P15"><text:span text:style-name="T1">Leer 15 números negativos y convertirlos </text:span>en positivos<text:span text:style-name="T1"> e imprimir dichos números. </text:span></text:p>
        </text:list-item>
        <text:list-item>
          <text:p text:style-name="P15"><text:span text:style-name="T1">Suponga que se tiene un conjunto de calificaciones de un grupo de 40 alumnos. </text:span>Realizar <text:span text:style-name="T1">un algoritmo para calcular la calificación </text:span>promedio <text:span text:style-name="T1">y la calificación m</text:span>á<text:span text:style-name="T1">s baja de todo el grupo. </text:span></text:p>
        </text:list-item>
        <text:list-item>
          <text:p text:style-name="P18">Calcular e imprimir la tabla de multiplicar de un número cualquiera. Imprimir el multiplicando, el multiplicador y el producto. 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</style:style>
    <style:style style:name="MP2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bookmark text:name="_nl1w7cqu33td"/>UTN – FR Mar del Plata - Técnico Universitario en Programación</text:p>
        <text:p text:style-name="MP1"><text:bookmark text:name="_f8026734w73x"/>Programación I y Laboratorio 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4-22T11:11:49.821000000</dc:date>
    <meta:editing-duration>PT4H17M51S</meta:editing-duration>
    <meta:editing-cycles>3</meta:editing-cycles>
    <meta:document-statistic meta:table-count="0" meta:image-count="0" meta:object-count="0" meta:page-count="2" meta:paragraph-count="23" meta:word-count="428" meta:character-count="2387" meta:non-whitespace-character-count="1976"/>
  </office:meta>
</office:document-meta>
</file>